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paragraph-properties fo:line-height="115%"/>
      <style:text-properties style:font-name="Liberation Mono" fo:font-size="8pt" style:font-size-asian="8pt" style:font-size-complex="8pt"/>
    </style:style>
    <style:style style:name="P3" style:family="paragraph" style:parent-style-name="Standard">
      <style:paragraph-properties fo:line-height="100%"/>
      <style:text-properties style:font-name="Liberation Mono" fo:font-size="8pt" style:font-size-asian="8pt" style:font-size-complex="8pt"/>
    </style:style>
    <style:style style:name="P4" style:family="paragraph" style:parent-style-name="Standard">
      <style:paragraph-properties fo:line-height="115%"/>
      <style:text-properties style:font-name="Ubuntu Mono" fo:font-size="9pt" style:font-size-asian="9pt" style:font-size-complex="9pt"/>
    </style:style>
    <style:style style:name="P5" style:family="paragraph" style:parent-style-name="Standard">
      <style:paragraph-properties fo:line-height="115%"/>
      <style:text-properties style:font-name="Ubuntu Mono" fo:font-size="9pt" officeooo:paragraph-rsid="0014bef0" style:font-size-asian="9pt" style:font-size-complex="9pt"/>
    </style:style>
    <style:style style:name="P6" style:family="paragraph" style:parent-style-name="Standard">
      <style:paragraph-properties fo:line-height="115%" fo:break-before="page"/>
      <style:text-properties style:font-name="Ubuntu Mono" fo:font-size="9pt" style:font-size-asian="9pt" style:font-size-complex="9pt"/>
    </style:style>
    <style:style style:name="P7" style:family="paragraph" style:parent-style-name="Standard">
      <style:paragraph-properties fo:line-height="100%"/>
      <style:text-properties style:font-name="Ubuntu Mono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Ubuntu Mono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s BTSN {</text:p>
      <text:p text:style-name="P4"><text:s text:c="2"/>public static void main(String[] args) {</text:p>
      <text:p text:style-name="P4"><text:s text:c="4"/>System.out.println("<text:span text:style-name="T1">CS 3 Info</text:span>");</text:p>
      <text:p text:style-name="P4"/>
      <text:p text:style-name="P4"><text:s text:c="4"/>var name = "<text:span text:style-name="T1">Avery Nortonsmith</text:span>";</text:p>
      <text:p text:style-name="P4"><text:s text:c="4"/>var email = "<text:span text:style-name="T1">anortonsmith@germantownfriends.org</text:span>";</text:p>
      <text:p text:style-name="P4"/>
      <text:p text:style-name="P4"><text:s text:c="4"/>System.out.println(name);</text:p>
      <text:p text:style-name="P4"><text:s text:c="4"/>System.out.println(email);</text:p>
      <text:p text:style-name="P4"/>
      <text:p text:style-name="P4"><text:s text:c="4"/>var description = """</text:p>
      <text:p text:style-name="P4"><text:s text:c="4"/><text:span text:style-name="T1">This class will explore some of the more advanced topics and questions in software engineering.</text:span></text:p>
      <text:p text:style-name="P8"><text:s text:c="4"/>How can we use algorithmic analysis to predict how our code will perform? What techniques do</text:p>
      <text:p text:style-name="P8"><text:s text:c="4"/>massive software engineering projects with thousands of collaborators use to avoid bugs? When</text:p>
      <text:p text:style-name="P8"><text:s text:c="4"/>does using self-reference simplify our code and when does it make it more complex? How does a</text:p>
      <text:p text:style-name="P4"><text:span text:style-name="T1"><text:s text:c="4"/>computer represent text, numbers, and directory structures internally?</text:span> </text:p>
      <text:p text:style-name="P4"><text:s text:c="4"/>""";</text:p>
      <text:p text:style-name="P4"/>
      <text:p text:style-name="P4"><text:s text:c="4"/>System.out.println(description.replace("\n", " "));</text:p>
      <text:p text:style-name="P4"/>
      <text:p text:style-name="P4"><text:s text:c="4"/>String[] topics = {</text:p>
      <text:p text:style-name="P4"><text:s text:c="6"/>"<text:span text:style-name="T1">Recursion</text:span>",</text:p>
      <text:p text:style-name="P4"><text:s text:c="6"/>"<text:span text:style-name="T1">Static typing and type systems</text:span>",</text:p>
      <text:p text:style-name="P4"><text:s text:c="6"/>"<text:span text:style-name="T1">Object oriented, functional, and asynchronous programming</text:span>",</text:p>
      <text:p text:style-name="P4"><text:s text:c="6"/>"<text:span text:style-name="T1">Performance analysis and optimization</text:span>",</text:p>
      <text:p text:style-name="P4"><text:s text:c="6"/>"<text:span text:style-name="T1">Design principles</text:span>",</text:p>
      <text:p text:style-name="P4"><text:s text:c="6"/>"<text:span text:style-name="T1">Programming language internals</text:span>",</text:p>
      <text:p text:style-name="P4"><text:s text:c="6"/>"<text:span text:style-name="T1">Programming language development</text:span>",</text:p>
      <text:p text:style-name="P4"><text:s text:c="6"/>"<text:span text:style-name="T1">Algorithms</text:span>",</text:p>
      <text:p text:style-name="P4"><text:s text:c="6"/>"<text:span text:style-name="T1">Data structures</text:span>",</text:p>
      <text:p text:style-name="P4"><text:s text:c="4"/>};</text:p>
      <text:p text:style-name="P4"/>
      <text:p text:style-name="P4"><text:s text:c="4"/>System.out.println("- " + String.join("\n- ", topics));</text:p>
      <text:p text:style-name="P4"><text:s text:c="2"/>}</text:p>
      <text:p text:style-name="P4">}</text:p>
      <text:p text:style-name="P4"/>
      <text:p text:style-name="P5"/>
      <text:p text:style-name="P5">// Given a "maze" string, where `A` is the start, `B` is the end, and `█`s are</text:p>
      <text:p text:style-name="P5">// walls, find a path from `A` to `B`, and mark the path with `x` characters.</text:p>
      <text:p text:style-name="P4"/>
      <text:p text:style-name="P7">// █████████████████████████████████</text:p>
      <text:p text:style-name="P7">// █A█ <text:s text:c="4"/>█B█xxxxx <text:s text:c="3"/>█xxx <text:s text:c="5"/>█ █</text:p>
      <text:p text:style-name="P7">// █x█ ███ █x█x███x█████x█x█████ █ █</text:p>
      <text:p text:style-name="P7">// █x█ █ █ █xxx <text:s/>█xxxxxxx█x█xxx█ <text:s text:c="2"/>█</text:p>
      <text:p text:style-name="P7">// █x█ █ █ ███████████ ███x█x█x█████</text:p>
      <text:p text:style-name="P7">// █x <text:s/>█ █ <text:s text:c="4"/>█ <text:s text:c="4"/>█ █ █xxx█xxxxx█</text:p>
      <text:p text:style-name="P7">// █x███ █████ █ ███ █ █ ███████ █x█</text:p>
      <text:p text:style-name="P7">// █x█xxxxx█ █ █ █ █ █ <text:s text:c="6"/>█ █ █x█</text:p>
      <text:p text:style-name="P7">// █x█x███x█ █ █ █ █ █████████ ███x█</text:p>
      <text:p text:style-name="P7">// █x█xxx█xxx█ █ <text:s text:c="2"/>█ <text:s text:c="2"/>█ <text:s text:c="6"/>█xxx█</text:p>
      <text:p text:style-name="P7">// █x███x███x█ ███ ███ █ ███████x█ █</text:p>
      <text:p text:style-name="P7">// █x█xxx█ █x█ <text:s text:c="4"/>█ █ <text:s text:c="2"/>█xxx█xxx█ █</text:p>
      <text:p text:style-name="P7">// █x█x███ █x███████ █████x█x█x███ █</text:p>
      <text:p text:style-name="P7">// █x█xxx█ █xxxxxxx█xxx█xxx█x█x█ █ █</text:p>
      <text:p text:style-name="P7">// █x███x█ ███████x█x█x█x███x█x█ █ █</text:p>
      <text:p text:style-name="P7">// █xxxxx█ <text:s text:c="7"/>xxx█xxx█ <text:s/>xxx█ <text:s text:c="2"/>█</text:p>
      <text:p text:style-name="P7">// █████████████████████████████████</text:p>
      <text:p text:style-name="P5"/>
      <text:p text:style-name="P6"/>
      <text:p text:style-name="P4">import java.util.*;</text:p>
      <text:p text:style-name="P4">import java.util.stream.Stream;</text:p>
      <text:p text:style-name="P4"/>
      <text:p text:style-name="P4">class Maze {</text:p>
      <text:p text:style-name="P4"><text:s text:c="2"/>static int height, width;</text:p>
      <text:p text:style-name="P4"><text:s text:c="2"/>static char[][] board;</text:p>
      <text:p text:style-name="P4"/>
      <text:p text:style-name="P4"><text:s text:c="2"/>public static void main(String[] args) {</text:p>
      <text:p text:style-name="P4"><text:s text:c="4"/>String maze = """</text:p>
      <text:p text:style-name="P7"><text:s text:c="4"/>█████████████████████████████████</text:p>
      <text:p text:style-name="P7"><text:s text:c="4"/>█A█ <text:s text:c="4"/>█B█ <text:s text:c="8"/>█ <text:s text:c="8"/>█ █</text:p>
      <text:p text:style-name="P7"><text:s text:c="4"/>█ █ ███ █ █ ███ █████ █ █████ █ █</text:p>
      <text:p text:style-name="P7"><text:s text:c="4"/>█ █ █ █ █ <text:s text:c="4"/>█ <text:s text:c="6"/>█ █ <text:s text:c="2"/>█ <text:s text:c="2"/>█</text:p>
      <text:p text:style-name="P7"><text:s text:c="4"/>█ █ █ █ ███████████ ███ █ █ █████</text:p>
      <text:p text:style-name="P7"><text:s text:c="4"/>█ <text:s text:c="2"/>█ █ <text:s text:c="4"/>█ <text:s text:c="4"/>█ █ █ <text:s text:c="2"/>█ <text:s text:c="4"/>█</text:p>
      <text:p text:style-name="P7"><text:s text:c="4"/>█ ███ █████ █ ███ █ █ ███████ █ █</text:p>
      <text:p text:style-name="P7"><text:s text:c="4"/>█ █ <text:s text:c="4"/>█ █ █ █ █ █ <text:s text:c="6"/>█ █ █ █</text:p>
      <text:p text:style-name="P7"><text:s text:c="4"/>█ █ ███ █ █ █ █ █ █████████ ███ █</text:p>
      <text:p text:style-name="P7"><text:s text:c="4"/>█ █ <text:s text:c="2"/>█ <text:s text:c="2"/>█ █ <text:s text:c="2"/>█ <text:s text:c="2"/>█ <text:s text:c="6"/>█ <text:s text:c="2"/>█</text:p>
      <text:p text:style-name="P7"><text:s text:c="4"/>█ ███ ███ █ ███ ███ █ ███████ █ █</text:p>
      <text:p text:style-name="P7"><text:s text:c="4"/>█ █ <text:s text:c="2"/>█ █ █ <text:s text:c="4"/>█ █ <text:s text:c="2"/>█ <text:s text:c="2"/>█ <text:s text:c="2"/>█ █</text:p>
      <text:p text:style-name="P7"><text:s text:c="4"/>█ █ ███ █ ███████ █████ █ █ ███ █</text:p>
      <text:p text:style-name="P7"><text:s text:c="4"/>█ █ <text:s text:c="2"/>█ █ <text:s text:c="6"/>█ <text:s text:c="2"/>█ <text:s text:c="2"/>█ █ █ █ █</text:p>
      <text:p text:style-name="P7"><text:s text:c="4"/>█ ███ █ ███████ █ █ █ ███ █ █ █ █</text:p>
      <text:p text:style-name="P7"><text:s text:c="4"/>█ <text:s text:c="4"/>█ <text:s text:c="10"/>█ <text:s text:c="2"/>█ <text:s text:c="4"/>█ <text:s text:c="2"/>█</text:p>
      <text:p text:style-name="P7"><text:s text:c="4"/>█████████████████████████████████</text:p>
      <text:p text:style-name="P4"><text:s text:c="4"/>""";</text:p>
      <text:p text:style-name="P4"/>
      <text:p text:style-name="P4"><text:s text:c="4"/>String[] lines = maze.trim().split("\n"); <text:s text:c="3"/></text:p>
      <text:p text:style-name="P4"><text:s text:c="4"/>board = Stream.of(lines).map(line -&gt; line.toCharArray()).toArray(char[][]::new);</text:p>
      <text:p text:style-name="P4"><text:s text:c="4"/></text:p>
      <text:p text:style-name="P4"><text:s text:c="4"/>for (int r = 0; r &lt; lines.length; r++) {</text:p>
      <text:p text:style-name="P4"><text:s text:c="6"/>for (int c = 0; c &lt; lines[0].length(); c++) {</text:p>
      <text:p text:style-name="P4"><text:s text:c="8"/>if (board[r][c] == 'A') {</text:p>
      <text:p text:style-name="P4"><text:s text:c="10"/>search(r, c);</text:p>
      <text:p text:style-name="P4"><text:s text:c="10"/>return;</text:p>
      <text:p text:style-name="P4"><text:s text:c="8"/>}</text:p>
      <text:p text:style-name="P4"><text:s text:c="6"/>}</text:p>
      <text:p text:style-name="P4"><text:s text:c="4"/>}</text:p>
      <text:p text:style-name="P4"><text:s text:c="2"/>}</text:p>
      <text:p text:style-name="P4"/>
      <text:p text:style-name="P4"><text:s text:c="2"/>static boolean search(int r, int c) {</text:p>
      <text:p text:style-name="P4"><text:s text:c="4"/>try { Thread.sleep(20); } catch (InterruptedException err) {}</text:p>
      <text:p text:style-name="P4"><text:s text:c="4"/>System.out.print("\033c");</text:p>
      <text:p text:style-name="P4"/>
      <text:p text:style-name="P4"><text:s text:c="4"/>for (var row : board) {</text:p>
      <text:p text:style-name="P4"><text:s text:c="6"/>System.out.println(new String(row));</text:p>
      <text:p text:style-name="P4"><text:s text:c="4"/>}</text:p>
      <text:p text:style-name="P4"/>
      <text:p text:style-name="P4"><text:s text:c="4"/>switch (board[r][c]) {</text:p>
      <text:p text:style-name="P4"><text:s text:c="6"/>case 'B': return true;</text:p>
      <text:p text:style-name="P4"><text:s text:c="6"/>case '█':</text:p>
      <text:p text:style-name="P4"><text:s text:c="6"/>case 'x': return false;</text:p>
      <text:p text:style-name="P4"><text:s text:c="4"/>}</text:p>
      <text:p text:style-name="P4"/>
      <text:p text:style-name="P4"><text:s text:c="4"/>if (board[r][c] != 'A') { board[r][c] = 'x'; }</text:p>
      <text:p text:style-name="P4"/>
      <text:p text:style-name="P4"><text:s text:c="4"/>boolean result = search(r - 1, c) || search(r, c + 1) || search(r + 1, c) || search(r, c - 1);</text:p>
      <text:p text:style-name="P4"/>
      <text:p text:style-name="P4"><text:s text:c="4"/>if (board[r][c] != 'A') { board[r][c] = ' '; }</text:p>
      <text:p text:style-name="P4"/>
      <text:p text:style-name="P4"><text:s text:c="4"/>return result;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03:36.027275684</meta:creation-date>
    <dc:date>2024-09-25T18:02:15.112639139</dc:date>
    <meta:editing-duration>PT32M16S</meta:editing-duration>
    <meta:editing-cycles>2</meta:editing-cycles>
    <meta:generator>LibreOffice/7.3.7.2$Linux_X86_64 LibreOffice_project/30$Build-2</meta:generator>
    <meta:print-date>2024-09-25T17:58:44.175550476</meta:print-date>
    <meta:document-statistic meta:table-count="0" meta:image-count="0" meta:object-count="0" meta:page-count="2" meta:paragraph-count="102" meta:word-count="575" meta:character-count="3639" meta:non-whitespace-character-count="2640"/>
  </office:meta>
</office:document-meta>
</file>